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6FF7_26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6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H. Pereira Mendes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February 1, 1892</text:p>
      <text:p text:style-name="P2">Month<text:tab/><text:tab/><text:tab/><text:tab/><text:tab/><text:tab/>February</text:p>
      <text:p text:style-name="P2">Year<text:tab/><text:tab/><text:tab/><text:tab/><text:tab/><text:tab/>1892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Y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5">My dear Sir/</text:p>
      <text:p text:style-name="P5"><text:tab/>Mr Blumenthal, Max/ Cohen and I tonight agreed/ that your lecture next/ Monday ought to be in the/ Evening, for we wish for many/ reasons to have an audience/ for you./</text:p>
      <text:p text:style-name="P5"><text:tab/>Will you agree to have it at/ 8 p.m. and sleep at our house--/ Mr Mendes will make you/ comfortable./</text:p>
      <text:p text:style-name="P5"><text:tab/>Kindly send me a dispatch/ on receipt of this, so that I/</text:p>
      <text:p text:style-name="P5"/>
      <text:p text:style-name="P5">[Page 2]</text:p>
      <text:p text:style-name="P5">may acquaint Max Cohen/ in time to make the change/ in the announcement in the/ Jewish papers--or write/ direct to him--at/ Maimonides Library, 3rd Avenue/ and 57th St./</text:p>
      <text:p text:style-name="P5"><text:tab/>With kind regards and hoping/ you are quite recovered/</text:p>
      <text:p text:style-name="P5"><text:tab/><text:tab/>very truly yrs/</text:p>
      <text:p text:style-name="P5"><text:tab/><text:tab/>H Pereira Mendes/</text:p>
      <text:p text:style-name="P5"><text:soft-page-break/>Feby 1/ 92/ 6 W. 9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2:12:39.82</meta:creation-date>
    <dc:date>2011-12-01T12:16:21.42</dc:date>
    <dc:creator>Penn Libraries</dc:creator>
    <meta:editing-duration>PT00H03M4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1" meta:word-count="288" meta:character-count="1904"/>
  </office:meta>
</office:document-meta>
</file>